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puK8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15.102" calcext:value-type="float">
            <text:p>15.102</text:p>
          </table:table-cell>
          <table:table-cell office:value-type="float" office:value="17.5660792089615" calcext:value-type="float">
            <text:p>17.566079209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8.78303960448075" calcext:value-type="float">
            <text:p>8.7830396045</text:p>
          </table:table-cell>
          <table:table-cell/>
        </table:table-row>
        <table:table-row table:style-name="ro1">
          <table:table-cell office:value-type="float" office:value="13.096" calcext:value-type="float">
            <text:p>13.096</text:p>
          </table:table-cell>
          <table:table-cell office:value-type="float" office:value="9.52352532909308" calcext:value-type="float">
            <text:p>9.5235253291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4.76176266454654" calcext:value-type="float">
            <text:p>4.7617626645</text:p>
          </table:table-cell>
          <table:table-cell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4.87664153419761" calcext:value-type="float">
            <text:p>4.8766415342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2.4383207670988" calcext:value-type="float">
            <text:p>2.4383207671</text:p>
          </table:table-cell>
          <table:table-cell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5.03068137552368" calcext:value-type="float">
            <text:p>5.0306813755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2.51534068776184" calcext:value-type="float">
            <text:p>2.5153406878</text:p>
          </table:table-cell>
          <table:table-cell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4.57535545624823" calcext:value-type="float">
            <text:p>4.5753554562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2.28767772812412" calcext:value-type="float">
            <text:p>2.2876777281</text:p>
          </table:table-cell>
          <table:table-cell/>
        </table:table-row>
        <table:table-row table:style-name="ro1">
          <table:table-cell office:value-type="float" office:value="9.926" calcext:value-type="float">
            <text:p>9.926</text:p>
          </table:table-cell>
          <table:table-cell office:value-type="float" office:value="3.33410392453382" calcext:value-type="float">
            <text:p>3.3341039245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1.66705196226691" calcext:value-type="float">
            <text:p>1.6670519623</text:p>
          </table:table-cell>
          <table:table-cell/>
        </table:table-row>
        <table:table-row table:style-name="ro1">
          <table:table-cell office:value-type="float" office:value="9.918" calcext:value-type="float">
            <text:p>9.918</text:p>
          </table:table-cell>
          <table:table-cell office:value-type="float" office:value="4.8970499241057" calcext:value-type="float">
            <text:p>4.8970499241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2.44852496205285" calcext:value-type="float">
            <text:p>2.4485249621</text:p>
          </table:table-cell>
          <table:table-cell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5.94031539051383" calcext:value-type="float">
            <text:p>5.9403153905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2.97015769525691" calcext:value-type="float">
            <text:p>2.9701576953</text:p>
          </table:table-cell>
          <table:table-cell/>
        </table:table-row>
        <table:table-row table:style-name="ro1">
          <table:table-cell office:value-type="float" office:value="56.286" calcext:value-type="float">
            <text:p>56.286</text:p>
          </table:table-cell>
          <table:table-cell office:value-type="float" office:value="2.27632087691825" calcext:value-type="float">
            <text:p>2.2763208769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1.13816043845913" calcext:value-type="float">
            <text:p>1.1381604385</text:p>
          </table:table-cell>
          <table:table-cell/>
        </table:table-row>
        <table:table-row table:style-name="ro1">
          <table:table-cell office:value-type="float" office:value="57.584" calcext:value-type="float">
            <text:p>57.584</text:p>
          </table:table-cell>
          <table:table-cell office:value-type="float" office:value="2.51707313021635" calcext:value-type="float">
            <text:p>2.5170731302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1.25853656510818" calcext:value-type="float">
            <text:p>1.2585365651</text:p>
          </table:table-cell>
          <table:table-cell/>
        </table:table-row>
        <table:table-row table:style-name="ro1">
          <table:table-cell office:value-type="float" office:value="57.808" calcext:value-type="float">
            <text:p>57.808</text:p>
          </table:table-cell>
          <table:table-cell office:value-type="float" office:value="4.65836267986326" calcext:value-type="float">
            <text:p>4.6583626799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2.32918133993163" calcext:value-type="float">
            <text:p>2.3291813399</text:p>
          </table:table-cell>
          <table:table-cell/>
        </table:table-row>
        <table:table-row table:style-name="ro1">
          <table:table-cell office:value-type="float" office:value="57.744" calcext:value-type="float">
            <text:p>57.744</text:p>
          </table:table-cell>
          <table:table-cell office:value-type="float" office:value="4.09704522696989" calcext:value-type="float">
            <text:p>4.097045227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2.04852261348494" calcext:value-type="float">
            <text:p>2.0485226135</text:p>
          </table:table-cell>
          <table:table-cell/>
        </table:table-row>
        <table:table-row table:style-name="ro1">
          <table:table-cell office:value-type="float" office:value="56.586" calcext:value-type="float">
            <text:p>56.586</text:p>
          </table:table-cell>
          <table:table-cell office:value-type="float" office:value="3.06507715387128" calcext:value-type="float">
            <text:p>3.0650771539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1.53253857693564" calcext:value-type="float">
            <text:p>1.5325385769</text:p>
          </table:table-cell>
          <table:table-cell/>
        </table:table-row>
        <table:table-row table:style-name="ro1">
          <table:table-cell office:value-type="float" office:value="56.722" calcext:value-type="float">
            <text:p>56.722</text:p>
          </table:table-cell>
          <table:table-cell office:value-type="float" office:value="2.69393044165765" calcext:value-type="float">
            <text:p>2.6939304417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1.34696522082883" calcext:value-type="float">
            <text:p>1.3469652208</text:p>
          </table:table-cell>
          <table:table-cell/>
        </table:table-row>
        <table:table-row table:style-name="ro1">
          <table:table-cell office:value-type="float" office:value="55.85" calcext:value-type="float">
            <text:p>55.85</text:p>
          </table:table-cell>
          <table:table-cell office:value-type="float" office:value="2.1144063672138" calcext:value-type="float">
            <text:p>2.1144063672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1.0572031836069" calcext:value-type="float">
            <text:p>1.0572031836</text:p>
          </table:table-cell>
          <table:table-cell/>
        </table:table-row>
        <table:table-row table:style-name="ro1">
          <table:table-cell office:value-type="float" office:value="56.408" calcext:value-type="float">
            <text:p>56.408</text:p>
          </table:table-cell>
          <table:table-cell office:value-type="float" office:value="1.98739291843483" calcext:value-type="float">
            <text:p>1.9873929184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0.993696459217415" calcext:value-type="float">
            <text:p>0.9936964592</text:p>
          </table:table-cell>
          <table:table-cell/>
        </table:table-row>
        <table:table-row table:style-name="ro1">
          <table:table-cell office:value-type="float" office:value="56.156" calcext:value-type="float">
            <text:p>56.156</text:p>
          </table:table-cell>
          <table:table-cell office:value-type="float" office:value="2.47972677889303" calcext:value-type="float">
            <text:p>2.4797267789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1.23986338944652" calcext:value-type="float">
            <text:p>1.2398633894</text:p>
          </table:table-cell>
          <table:table-cell/>
        </table:table-row>
        <table:table-row table:style-name="ro1">
          <table:table-cell office:value-type="float" office:value="57.57" calcext:value-type="float">
            <text:p>57.57</text:p>
          </table:table-cell>
          <table:table-cell office:value-type="float" office:value="2.73699149596406" calcext:value-type="float">
            <text:p>2.736991496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1.36849574798203" calcext:value-type="float">
            <text:p>1.368495748</text:p>
          </table:table-cell>
          <table:table-cell/>
        </table:table-row>
        <table:table-row table:style-name="ro1">
          <table:table-cell office:value-type="float" office:value="57.434" calcext:value-type="float">
            <text:p>57.434</text:p>
          </table:table-cell>
          <table:table-cell office:value-type="float" office:value="2.87207597534662" calcext:value-type="float">
            <text:p>2.8720759753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1.43603798767331" calcext:value-type="float">
            <text:p>1.4360379877</text:p>
          </table:table-cell>
          <table:table-cell/>
        </table:table-row>
        <table:table-row table:style-name="ro1">
          <table:table-cell office:value-type="float" office:value="56.728" calcext:value-type="float">
            <text:p>56.728</text:p>
          </table:table-cell>
          <table:table-cell office:value-type="float" office:value="2.12084311305765" calcext:value-type="float">
            <text:p>2.1208431131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1.06042155652883" calcext:value-type="float">
            <text:p>1.0604215565</text:p>
          </table:table-cell>
          <table:table-cell/>
        </table:table-row>
        <table:table-row table:style-name="ro1">
          <table:table-cell office:value-type="float" office:value="57.054" calcext:value-type="float">
            <text:p>57.054</text:p>
          </table:table-cell>
          <table:table-cell office:value-type="float" office:value="2.65508445616853" calcext:value-type="float">
            <text:p>2.6550844562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1.32754222808427" calcext:value-type="float">
            <text:p>1.3275422281</text:p>
          </table:table-cell>
          <table:table-cell/>
        </table:table-row>
        <table:table-row table:style-name="ro1">
          <table:table-cell office:value-type="float" office:value="56.344" calcext:value-type="float">
            <text:p>56.344</text:p>
          </table:table-cell>
          <table:table-cell office:value-type="float" office:value="2.15540705942908" calcext:value-type="float">
            <text:p>2.1554070594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1.07770352971454" calcext:value-type="float">
            <text:p>1.0777035297</text:p>
          </table:table-cell>
          <table:table-cell/>
        </table:table-row>
        <table:table-row table:style-name="ro1">
          <table:table-cell office:value-type="float" office:value="56.742" calcext:value-type="float">
            <text:p>56.742</text:p>
          </table:table-cell>
          <table:table-cell office:value-type="float" office:value="3.86639577986147" calcext:value-type="float">
            <text:p>3.8663957799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1.93319788993074" calcext:value-type="float">
            <text:p>1.9331978899</text:p>
          </table:table-cell>
          <table:table-cell/>
        </table:table-row>
        <table:table-row table:style-name="ro1">
          <table:table-cell office:value-type="float" office:value="56.15" calcext:value-type="float">
            <text:p>56.15</text:p>
          </table:table-cell>
          <table:table-cell office:value-type="float" office:value="2.07985968914507" calcext:value-type="float">
            <text:p>2.0798596891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1.03992984457254" calcext:value-type="float">
            <text:p>1.0399298446</text:p>
          </table:table-cell>
          <table:table-cell/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2.76649044599021" calcext:value-type="float">
            <text:p>2.766490446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1.38324522299511" calcext:value-type="float">
            <text:p>1.383245223</text:p>
          </table:table-cell>
          <table:table-cell/>
        </table:table-row>
        <table:table-row table:style-name="ro1">
          <table:table-cell office:value-type="float" office:value="56.932" calcext:value-type="float">
            <text:p>56.932</text:p>
          </table:table-cell>
          <table:table-cell office:value-type="float" office:value="2.62930424567537" calcext:value-type="float">
            <text:p>2.6293042457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1.31465212283769" calcext:value-type="float">
            <text:p>1.3146521228</text:p>
          </table:table-cell>
          <table:table-cell/>
        </table:table-row>
        <table:table-row table:style-name="ro1">
          <table:table-cell office:value-type="float" office:value="57.566" calcext:value-type="float">
            <text:p>57.566</text:p>
          </table:table-cell>
          <table:table-cell office:value-type="float" office:value="3.25874709866556" calcext:value-type="float">
            <text:p>3.2587470987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1.62937354933278" calcext:value-type="float">
            <text:p>1.6293735493</text:p>
          </table:table-cell>
          <table:table-cell/>
        </table:table-row>
        <table:table-row table:style-name="ro1">
          <table:table-cell office:value-type="float" office:value="56.278" calcext:value-type="float">
            <text:p>56.278</text:p>
          </table:table-cell>
          <table:table-cell office:value-type="float" office:value="2.07140788167007" calcext:value-type="float">
            <text:p>2.0714078817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1.03570394083504" calcext:value-type="float">
            <text:p>1.0357039408</text:p>
          </table:table-cell>
          <table:table-cell/>
        </table:table-row>
        <table:table-row table:style-name="ro1">
          <table:table-cell office:value-type="float" office:value="58.184" calcext:value-type="float">
            <text:p>58.184</text:p>
          </table:table-cell>
          <table:table-cell office:value-type="float" office:value="3.41523358032262" calcext:value-type="float">
            <text:p>3.4152335803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1.70761679016131" calcext:value-type="float">
            <text:p>1.7076167902</text:p>
          </table:table-cell>
          <table:table-cell/>
        </table:table-row>
        <table:table-row table:style-name="ro1">
          <table:table-cell office:value-type="float" office:value="56.644" calcext:value-type="float">
            <text:p>56.644</text:p>
          </table:table-cell>
          <table:table-cell office:value-type="float" office:value="1.8720456997736" calcext:value-type="float">
            <text:p>1.8720456998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0.9360228498868" calcext:value-type="float">
            <text:p>0.9360228499</text:p>
          </table:table-cell>
          <table:table-cell/>
        </table:table-row>
        <table:table-row table:style-name="ro1">
          <table:table-cell office:value-type="float" office:value="56.674" calcext:value-type="float">
            <text:p>56.674</text:p>
          </table:table-cell>
          <table:table-cell office:value-type="float" office:value="2.52002672483399" calcext:value-type="float">
            <text:p>2.5200267248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1.260013362417" calcext:value-type="float">
            <text:p>1.2600133624</text:p>
          </table:table-cell>
          <table:table-cell/>
        </table:table-row>
        <table:table-row table:style-name="ro1">
          <table:table-cell office:value-type="float" office:value="46.488" calcext:value-type="float">
            <text:p>46.488</text:p>
          </table:table-cell>
          <table:table-cell office:value-type="float" office:value="12.5309680066495" calcext:value-type="float">
            <text:p>12.5309680066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6.26548400332475" calcext:value-type="float">
            <text:p>6.2654840033</text:p>
          </table:table-cell>
          <table:table-cell/>
        </table:table-row>
        <table:table-row table:style-name="ro1">
          <table:table-cell office:value-type="float" office:value="23.174" calcext:value-type="float">
            <text:p>23.174</text:p>
          </table:table-cell>
          <table:table-cell office:value-type="float" office:value="20.4403842968786" calcext:value-type="float">
            <text:p>20.4403842969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10.2201921484393" calcext:value-type="float">
            <text:p>10.2201921484</text:p>
          </table:table-cell>
          <table:table-cell/>
        </table:table-row>
        <table:table-row table:style-name="ro1">
          <table:table-cell office:value-type="float" office:value="14.658" calcext:value-type="float">
            <text:p>14.658</text:p>
          </table:table-cell>
          <table:table-cell office:value-type="float" office:value="15.1812732385284" calcext:value-type="float">
            <text:p>15.1812732385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7.5906366192642" calcext:value-type="float">
            <text:p>7.5906366193</text:p>
          </table:table-cell>
          <table:table-cell/>
        </table:table-row>
        <table:table-row table:style-name="ro1">
          <table:table-cell office:value-type="float" office:value="12.718" calcext:value-type="float">
            <text:p>12.718</text:p>
          </table:table-cell>
          <table:table-cell office:value-type="float" office:value="14.1907369902529" calcext:value-type="float">
            <text:p>14.1907369903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7.09536849512645" calcext:value-type="float">
            <text:p>7.0953684951</text:p>
          </table:table-cell>
          <table:table-cell/>
        </table:table-row>
        <table:table-row table:style-name="ro1">
          <table:table-cell office:value-type="float" office:value="11.084" calcext:value-type="float">
            <text:p>11.084</text:p>
          </table:table-cell>
          <table:table-cell office:value-type="float" office:value="11.0482496535951" calcext:value-type="float">
            <text:p>11.0482496536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5.52412482679755" calcext:value-type="float">
            <text:p>5.5241248268</text:p>
          </table:table-cell>
          <table:table-cell/>
        </table:table-row>
        <table:table-row table:style-name="ro1">
          <table:table-cell office:value-type="float" office:value="10.404" calcext:value-type="float">
            <text:p>10.404</text:p>
          </table:table-cell>
          <table:table-cell office:value-type="float" office:value="7.58607639706066" calcext:value-type="float">
            <text:p>7.5860763971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3.79303819853033" calcext:value-type="float">
            <text:p>3.7930381985</text:p>
          </table:table-cell>
          <table:table-cell/>
        </table:table-row>
        <table:table-row table:style-name="ro1">
          <table:table-cell office:value-type="float" office:value="9.678" calcext:value-type="float">
            <text:p>9.678</text:p>
          </table:table-cell>
          <table:table-cell office:value-type="float" office:value="7.66410371239101" calcext:value-type="float">
            <text:p>7.6641037124</text:p>
          </table:table-cell>
          <table:table-cell office:value-type="float" office:value="18.5" calcext:value-type="float">
            <text:p>18.5</text:p>
          </table:table-cell>
          <table:table-cell table:formula="of:=[.B39]/2" office:value-type="float" office:value="3.8320518561955" calcext:value-type="float">
            <text:p>3.8320518562</text:p>
          </table:table-cell>
          <table:table-cell/>
        </table:table-row>
        <table:table-row table:style-name="ro1">
          <table:table-cell office:value-type="float" office:value="11.596" calcext:value-type="float">
            <text:p>11.596</text:p>
          </table:table-cell>
          <table:table-cell office:value-type="float" office:value="7.84656326693673" calcext:value-type="float">
            <text:p>7.8465632669</text:p>
          </table:table-cell>
          <table:table-cell office:value-type="float" office:value="19" calcext:value-type="float">
            <text:p>19</text:p>
          </table:table-cell>
          <table:table-cell table:formula="of:=[.B40]/2" office:value-type="float" office:value="3.92328163346837" calcext:value-type="float">
            <text:p>3.9232816335</text:p>
          </table:table-cell>
          <table:table-cell/>
        </table:table-row>
        <table:table-row table:style-name="ro1">
          <table:table-cell office:value-type="float" office:value="8.222" calcext:value-type="float">
            <text:p>8.222</text:p>
          </table:table-cell>
          <table:table-cell office:value-type="float" office:value="3.40313720809827" calcext:value-type="float">
            <text:p>3.4031372081</text:p>
          </table:table-cell>
          <table:table-cell office:value-type="float" office:value="19.5" calcext:value-type="float">
            <text:p>19.5</text:p>
          </table:table-cell>
          <table:table-cell table:formula="of:=[.B41]/2" office:value-type="float" office:value="1.70156860404914" calcext:value-type="float">
            <text:p>1.701568604</text:p>
          </table:table-cell>
          <table:table-cell/>
        </table:table-row>
        <table:table-row table:style-name="ro1">
          <table:table-cell office:value-type="float" office:value="10.2846153846154" calcext:value-type="float">
            <text:p>10.2846153846</text:p>
          </table:table-cell>
          <table:table-cell office:value-type="float" office:value="4.69107171615974" calcext:value-type="float">
            <text:p>4.6910717162</text:p>
          </table:table-cell>
          <table:table-cell office:value-type="float" office:value="20" calcext:value-type="float">
            <text:p>20</text:p>
          </table:table-cell>
          <table:table-cell table:formula="of:=[.B42]/2" office:value-type="float" office:value="2.34553585807987" calcext:value-type="float">
            <text:p>2.3455358581</text:p>
          </table:table-cell>
          <table:table-cell/>
        </table:table-row>
        <table:table-row table:style-name="ro1">
          <table:table-cell office:value-type="float" office:value="7.66666666666667" calcext:value-type="float">
            <text:p>7.6666666667</text:p>
          </table:table-cell>
          <table:table-cell office:value-type="float" office:value="2.9521178838251" calcext:value-type="float">
            <text:p>2.9521178838</text:p>
          </table:table-cell>
          <table:table-cell office:value-type="float" office:value="20.5" calcext:value-type="float">
            <text:p>20.5</text:p>
          </table:table-cell>
          <table:table-cell table:formula="of:=[.B43]/2" office:value-type="float" office:value="1.47605894191255" calcext:value-type="float">
            <text:p>1.4760589419</text:p>
          </table:table-cell>
          <table:table-cell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2.92711462023611" calcext:value-type="float">
            <text:p>2.9271146202</text:p>
          </table:table-cell>
          <table:table-cell office:value-type="float" office:value="21" calcext:value-type="float">
            <text:p>21</text:p>
          </table:table-cell>
          <table:table-cell table:formula="of:=[.B44]/2" office:value-type="float" office:value="1.46355731011806" calcext:value-type="float">
            <text:p>1.4635573101</text:p>
          </table:table-cell>
          <table:table-cell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2.63375524046307" calcext:value-type="float">
            <text:p>2.6337552405</text:p>
          </table:table-cell>
          <table:table-cell office:value-type="float" office:value="21.5" calcext:value-type="float">
            <text:p>21.5</text:p>
          </table:table-cell>
          <table:table-cell table:formula="of:=[.B45]/2" office:value-type="float" office:value="1.31687762023153" calcext:value-type="float">
            <text:p>1.3168776202</text:p>
          </table:table-cell>
          <table:table-cell/>
        </table:table-row>
      </table:table>
      <table:table table:name="cpuNat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0.127450980392157" calcext:value-type="float">
            <text:p>0.1274509804</text:p>
          </table:table-cell>
          <table:table-cell office:value-type="float" office:value="0.261593907706238" calcext:value-type="float">
            <text:p>0.2615939077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0.130796953853119" calcext:value-type="float">
            <text:p>0.1307969539</text:p>
          </table:table-cell>
        </table:table-row>
        <table:table-row table:style-name="ro1">
          <table:table-cell office:value-type="float" office:value="0.0686274509803922" calcext:value-type="float">
            <text:p>0.068627451</text:p>
          </table:table-cell>
          <table:table-cell office:value-type="float" office:value="0.173770188557683" calcext:value-type="float">
            <text:p>0.1737701886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0.0868850942788415" calcext:value-type="float">
            <text:p>0.0868850943</text:p>
          </table:table-cell>
        </table:table-row>
        <table:table-row table:style-name="ro1">
          <table:table-cell office:value-type="float" office:value="0.0294117647058824" calcext:value-type="float">
            <text:p>0.0294117647</text:p>
          </table:table-cell>
          <table:table-cell office:value-type="float" office:value="0.118817705157201" calcext:value-type="float">
            <text:p>0.1188177052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0.0594088525786005" calcext:value-type="float">
            <text:p>0.0594088526</text:p>
          </table:table-cell>
        </table:table-row>
        <table:table-row table:style-name="ro1">
          <table:table-cell office:value-type="float" office:value="0.0686274509803922" calcext:value-type="float">
            <text:p>0.068627451</text:p>
          </table:table-cell>
          <table:table-cell office:value-type="float" office:value="0.173770188557683" calcext:value-type="float">
            <text:p>0.1737701886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0.0868850942788415" calcext:value-type="float">
            <text:p>0.0868850943</text:p>
          </table:table-cell>
        </table:table-row>
        <table:table-row table:style-name="ro1">
          <table:table-cell office:value-type="float" office:value="0.0882352941176471" calcext:value-type="float">
            <text:p>0.0882352941</text:p>
          </table:table-cell>
          <table:table-cell office:value-type="float" office:value="0.192506684375924" calcext:value-type="float">
            <text:p>0.1925066844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0.096253342187962" calcext:value-type="float">
            <text:p>0.0962533422</text:p>
          </table:table-cell>
        </table:table-row>
        <table:table-row table:style-name="ro1">
          <table:table-cell office:value-type="float" office:value="0.0980392156862745" calcext:value-type="float">
            <text:p>0.0980392157</text:p>
          </table:table-cell>
          <table:table-cell office:value-type="float" office:value="0.224044813444482" calcext:value-type="float">
            <text:p>0.2240448134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0.112022406722241" calcext:value-type="float">
            <text:p>0.1120224067</text:p>
          </table:table-cell>
        </table:table-row>
        <table:table-row table:style-name="ro1">
          <table:table-cell office:value-type="float" office:value="0.0294117647058824" calcext:value-type="float">
            <text:p>0.0294117647</text:p>
          </table:table-cell>
          <table:table-cell office:value-type="float" office:value="0.118817705157201" calcext:value-type="float">
            <text:p>0.1188177052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0.0594088525786005" calcext:value-type="float">
            <text:p>0.0594088526</text:p>
          </table:table-cell>
        </table:table-row>
        <table:table-row table:style-name="ro1">
          <table:table-cell office:value-type="float" office:value="0.617647058823529" calcext:value-type="float">
            <text:p>0.6176470588</text:p>
          </table:table-cell>
          <table:table-cell office:value-type="float" office:value="0.325395686727984" calcext:value-type="float">
            <text:p>0.3253956867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0.162697843363992" calcext:value-type="float">
            <text:p>0.1626978434</text:p>
          </table:table-cell>
        </table:table-row>
        <table:table-row table:style-name="ro1">
          <table:table-cell office:value-type="float" office:value="25.0823529411765" calcext:value-type="float">
            <text:p>25.0823529412</text:p>
          </table:table-cell>
          <table:table-cell office:value-type="float" office:value="0.262073182415096" calcext:value-type="float">
            <text:p>0.2620731824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0.131036591207548" calcext:value-type="float">
            <text:p>0.1310365912</text:p>
          </table:table-cell>
        </table:table-row>
        <table:table-row table:style-name="ro1">
          <table:table-cell office:value-type="float" office:value="25.1313725490196" calcext:value-type="float">
            <text:p>25.131372549</text:p>
          </table:table-cell>
          <table:table-cell office:value-type="float" office:value="0.252578855867573" calcext:value-type="float">
            <text:p>0.2525788559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0.126289427933787" calcext:value-type="float">
            <text:p>0.1262894279</text:p>
          </table:table-cell>
        </table:table-row>
        <table:table-row table:style-name="ro1">
          <table:table-cell office:value-type="float" office:value="25.0980392156863" calcext:value-type="float">
            <text:p>25.0980392157</text:p>
          </table:table-cell>
          <table:table-cell office:value-type="float" office:value="0.286000137117751" calcext:value-type="float">
            <text:p>0.2860001371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0.143000068558876" calcext:value-type="float">
            <text:p>0.1430000686</text:p>
          </table:table-cell>
        </table:table-row>
        <table:table-row table:style-name="ro1">
          <table:table-cell office:value-type="float" office:value="25.0764705882353" calcext:value-type="float">
            <text:p>25.0764705882</text:p>
          </table:table-cell>
          <table:table-cell office:value-type="float" office:value="0.262745683347314" calcext:value-type="float">
            <text:p>0.2627456833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0.131372841673657" calcext:value-type="float">
            <text:p>0.1313728417</text:p>
          </table:table-cell>
        </table:table-row>
        <table:table-row table:style-name="ro1">
          <table:table-cell office:value-type="float" office:value="25.1372549019608" calcext:value-type="float">
            <text:p>25.137254902</text:p>
          </table:table-cell>
          <table:table-cell office:value-type="float" office:value="0.252159302278322" calcext:value-type="float">
            <text:p>0.2521593023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0.126079651139161" calcext:value-type="float">
            <text:p>0.1260796511</text:p>
          </table:table-cell>
        </table:table-row>
        <table:table-row table:style-name="ro1">
          <table:table-cell office:value-type="float" office:value="25.1294117647059" calcext:value-type="float">
            <text:p>25.1294117647</text:p>
          </table:table-cell>
          <table:table-cell office:value-type="float" office:value="0.212879419058826" calcext:value-type="float">
            <text:p>0.2128794191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0.106439709529413" calcext:value-type="float">
            <text:p>0.1064397095</text:p>
          </table:table-cell>
        </table:table-row>
        <table:table-row table:style-name="ro1">
          <table:table-cell office:value-type="float" office:value="25.0607843137255" calcext:value-type="float">
            <text:p>25.0607843137</text:p>
          </table:table-cell>
          <table:table-cell office:value-type="float" office:value="0.24337496286393" calcext:value-type="float">
            <text:p>0.2433749629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0.121687481431965" calcext:value-type="float">
            <text:p>0.1216874814</text:p>
          </table:table-cell>
        </table:table-row>
        <table:table-row table:style-name="ro1">
          <table:table-cell office:value-type="float" office:value="25.0980392156863" calcext:value-type="float">
            <text:p>25.0980392157</text:p>
          </table:table-cell>
          <table:table-cell office:value-type="float" office:value="0.264189474490132" calcext:value-type="float">
            <text:p>0.2641894745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0.132094737245066" calcext:value-type="float">
            <text:p>0.1320947372</text:p>
          </table:table-cell>
        </table:table-row>
        <table:table-row table:style-name="ro1">
          <table:table-cell office:value-type="float" office:value="25.1686274509804" calcext:value-type="float">
            <text:p>25.168627451</text:p>
          </table:table-cell>
          <table:table-cell office:value-type="float" office:value="0.237057120608878" calcext:value-type="float">
            <text:p>0.2370571206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0.118528560304439" calcext:value-type="float">
            <text:p>0.1185285603</text:p>
          </table:table-cell>
        </table:table-row>
        <table:table-row table:style-name="ro1">
          <table:table-cell office:value-type="float" office:value="25.0823529411765" calcext:value-type="float">
            <text:p>25.0823529412</text:p>
          </table:table-cell>
          <table:table-cell office:value-type="float" office:value="0.274011592713112" calcext:value-type="float">
            <text:p>0.2740115927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0.137005796356556" calcext:value-type="float">
            <text:p>0.1370057964</text:p>
          </table:table-cell>
        </table:table-row>
        <table:table-row table:style-name="ro1">
          <table:table-cell office:value-type="float" office:value="25.1725490196078" calcext:value-type="float">
            <text:p>25.1725490196</text:p>
          </table:table-cell>
          <table:table-cell office:value-type="float" office:value="0.26235733751702" calcext:value-type="float">
            <text:p>0.2623573375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0.13117866875851" calcext:value-type="float">
            <text:p>0.1311786688</text:p>
          </table:table-cell>
        </table:table-row>
        <table:table-row table:style-name="ro1">
          <table:table-cell office:value-type="float" office:value="25.121568627451" calcext:value-type="float">
            <text:p>25.1215686275</text:p>
          </table:table-cell>
          <table:table-cell office:value-type="float" office:value="0.244387991104469" calcext:value-type="float">
            <text:p>0.2443879911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0.122193995552235" calcext:value-type="float">
            <text:p>0.1221939956</text:p>
          </table:table-cell>
        </table:table-row>
        <table:table-row table:style-name="ro1">
          <table:table-cell office:value-type="float" office:value="25.1019607843137" calcext:value-type="float">
            <text:p>25.1019607843</text:p>
          </table:table-cell>
          <table:table-cell office:value-type="float" office:value="0.219536052691516" calcext:value-type="float">
            <text:p>0.2195360527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0.109768026345758" calcext:value-type="float">
            <text:p>0.1097680263</text:p>
          </table:table-cell>
        </table:table-row>
        <table:table-row table:style-name="ro1">
          <table:table-cell office:value-type="float" office:value="25.0843137254902" calcext:value-type="float">
            <text:p>25.0843137255</text:p>
          </table:table-cell>
          <table:table-cell office:value-type="float" office:value="0.216677224478816" calcext:value-type="float">
            <text:p>0.2166772245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0.108338612239408" calcext:value-type="float">
            <text:p>0.1083386122</text:p>
          </table:table-cell>
        </table:table-row>
        <table:table-row table:style-name="ro1">
          <table:table-cell office:value-type="float" office:value="25.1019607843137" calcext:value-type="float">
            <text:p>25.1019607843</text:p>
          </table:table-cell>
          <table:table-cell office:value-type="float" office:value="0.21306355491114" calcext:value-type="float">
            <text:p>0.2130635549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0.10653177745557" calcext:value-type="float">
            <text:p>0.1065317775</text:p>
          </table:table-cell>
        </table:table-row>
        <table:table-row table:style-name="ro1">
          <table:table-cell office:value-type="float" office:value="25.1235294117647" calcext:value-type="float">
            <text:p>25.1235294118</text:p>
          </table:table-cell>
          <table:table-cell office:value-type="float" office:value="0.233741939150095" calcext:value-type="float">
            <text:p>0.2337419392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0.116870969575048" calcext:value-type="float">
            <text:p>0.1168709696</text:p>
          </table:table-cell>
        </table:table-row>
        <table:table-row table:style-name="ro1">
          <table:table-cell office:value-type="float" office:value="25.0901960784314" calcext:value-type="float">
            <text:p>25.0901960784</text:p>
          </table:table-cell>
          <table:table-cell office:value-type="float" office:value="0.245157012513029" calcext:value-type="float">
            <text:p>0.2451570125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0.122578506256515" calcext:value-type="float">
            <text:p>0.1225785063</text:p>
          </table:table-cell>
        </table:table-row>
        <table:table-row table:style-name="ro1">
          <table:table-cell office:value-type="float" office:value="25.143137254902" calcext:value-type="float">
            <text:p>25.1431372549</text:p>
          </table:table-cell>
          <table:table-cell office:value-type="float" office:value="0.218407785539604" calcext:value-type="float">
            <text:p>0.2184077855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0.109203892769802" calcext:value-type="float">
            <text:p>0.1092038928</text:p>
          </table:table-cell>
        </table:table-row>
        <table:table-row table:style-name="ro1">
          <table:table-cell office:value-type="float" office:value="25.0392156862745" calcext:value-type="float">
            <text:p>25.0392156863</text:p>
          </table:table-cell>
          <table:table-cell office:value-type="float" office:value="0.228978978399807" calcext:value-type="float">
            <text:p>0.2289789784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0.114489489199904" calcext:value-type="float">
            <text:p>0.1144894892</text:p>
          </table:table-cell>
        </table:table-row>
        <table:table-row table:style-name="ro1">
          <table:table-cell office:value-type="float" office:value="22.7137254901961" calcext:value-type="float">
            <text:p>22.7137254902</text:p>
          </table:table-cell>
          <table:table-cell office:value-type="float" office:value="3.89820572098719" calcext:value-type="float">
            <text:p>3.898205721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1.94910286049359" calcext:value-type="float">
            <text:p>1.9491028605</text:p>
          </table:table-cell>
        </table:table-row>
        <table:table-row table:style-name="ro1">
          <table:table-cell office:value-type="float" office:value="6.70980392156863" calcext:value-type="float">
            <text:p>6.7098039216</text:p>
          </table:table-cell>
          <table:table-cell office:value-type="float" office:value="7.19850692579957" calcext:value-type="float">
            <text:p>7.1985069258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3.59925346289979" calcext:value-type="float">
            <text:p>3.5992534629</text:p>
          </table:table-cell>
        </table:table-row>
        <table:table-row table:style-name="ro1">
          <table:table-cell office:value-type="float" office:value="0.549019607843137" calcext:value-type="float">
            <text:p>0.5490196078</text:p>
          </table:table-cell>
          <table:table-cell office:value-type="float" office:value="3.49607623195031" calcext:value-type="float">
            <text:p>3.496076232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1.74803811597516" calcext:value-type="float">
            <text:p>1.748038116</text:p>
          </table:table-cell>
        </table:table-row>
        <table:table-row table:style-name="ro1">
          <table:table-cell office:value-type="float" office:value="0.53921568627451" calcext:value-type="float">
            <text:p>0.5392156863</text:p>
          </table:table-cell>
          <table:table-cell office:value-type="float" office:value="3.56769272395326" calcext:value-type="float">
            <text:p>3.567692724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1.78384636197663" calcext:value-type="float">
            <text:p>1.783846362</text:p>
          </table:table-cell>
        </table:table-row>
        <table:table-row table:style-name="ro1">
          <table:table-cell office:value-type="float" office:value="0.352941176470588" calcext:value-type="float">
            <text:p>0.3529411765</text:p>
          </table:table-cell>
          <table:table-cell office:value-type="float" office:value="1.82014866878247" calcext:value-type="float">
            <text:p>1.8201486688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0.910074334391235" calcext:value-type="float">
            <text:p>0.9100743344</text:p>
          </table:table-cell>
        </table:table-row>
        <table:table-row table:style-name="ro1">
          <table:table-cell office:value-type="float" office:value="0.0980392156862745" calcext:value-type="float">
            <text:p>0.0980392157</text:p>
          </table:table-cell>
          <table:table-cell office:value-type="float" office:value="0.316537641413107" calcext:value-type="float">
            <text:p>0.3165376414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0.158268820706554" calcext:value-type="float">
            <text:p>0.1582688207</text:p>
          </table:table-cell>
        </table:table-row>
        <table:table-row table:style-name="ro1">
          <table:table-cell office:value-type="float" office:value="0.117647058823529" calcext:value-type="float">
            <text:p>0.1176470588</text:p>
          </table:table-cell>
          <table:table-cell office:value-type="float" office:value="0.340414971676007" calcext:value-type="float">
            <text:p>0.3404149717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0.170207485838004" calcext:value-type="float">
            <text:p>0.1702074858</text:p>
          </table:table-cell>
        </table:table-row>
        <table:table-row table:style-name="ro1">
          <table:table-cell office:value-type="float" office:value="0.0392156862745098" calcext:value-type="float">
            <text:p>0.0392156863</text:p>
          </table:table-cell>
          <table:table-cell office:value-type="float" office:value="0.135762191161677" calcext:value-type="float">
            <text:p>0.1357621912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0.0678810955808385" calcext:value-type="float">
            <text:p>0.0678810956</text:p>
          </table:table-cell>
        </table:table-row>
        <table:table-row table:style-name="ro1">
          <table:table-cell office:value-type="float" office:value="0.117647058823529" calcext:value-type="float">
            <text:p>0.1176470588</text:p>
          </table:table-cell>
          <table:table-cell office:value-type="float" office:value="0.40728657348503" calcext:value-type="float">
            <text:p>0.4072865735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0.203643286742515" calcext:value-type="float">
            <text:p>0.20364328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57905469889625" calcext:value-type="float">
            <text:p>0.4579054699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0.228952734944813" calcext:value-type="float">
            <text:p>0.2289527349</text:p>
          </table:table-cell>
        </table:table-row>
      </table:table>
      <table:table table:name="fig" table:style-name="ta1">
        <table:shapes>
          <draw:frame draw:z-index="0" draw:style-name="gr1" draw:text-style-name="P1" svg:width="549.47pt" svg:height="320.03pt" svg:x="131.1pt" svg:y="11.25pt">
            <loext:p draw:notify-on-update-of-ranges="fig.N14:fig.N14 cpuK8s.C2:cpuK8s.C45 fig.A2:fig.A2 cpuK8s.A2:cpuK8s.A45 cpuK8s.D2:cpuK8s.D45 cpuK8s.D2:cpuK8s.D45 fig.A3:fig.A3 cpuNat.A2:cpuNat.A38 cpuNat.D2:cpuNat.D38 cpuNat.D2:cpuNat.D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Minikube</text:p>
          </table:table-cell>
        </table:table-row>
        <table:table-row table:style-name="ro1">
          <table:table-cell office:value-type="string" calcext:value-type="string">
            <text:p>N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0:11:13.58323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23:01:12.426041262</dc:date>
    <meta:editing-duration>PT2H10M34S</meta:editing-duration>
    <meta:editing-cycles>16</meta:editing-cycles>
    <meta:generator>LibreOffice/5.1.6.2$Linux_X86_64 LibreOffice_project/10m0$Build-2</meta:generator>
    <meta:document-statistic meta:table-count="3" meta:cell-count="3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cccccc" draw:fill="solid" draw:fill-color="#eeeeee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error-category="cell-range" chart:error-upper-range="cpuK8s.D2:cpuK8s.D45" chart:error-lower-range="cpuK8s.D2:cpuK8s.D4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cpuK8s.D2:cpuK8s.D45" chart:error-lower-range="cpuK8s.D2:cpuK8s.D4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cpuNat.D2:cpuNat.D38" chart:error-lower-range="cpuNat.D2:cpuNat.D38"/>
      <style:graphic-properties draw:stroke="dash" draw:stroke-dash="Ultrafine_20_Dashed" svg:stroke-width="0.08cm" svg:stroke-color="#00cc00" draw:fill-color="#00cc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cpuNat.D2:cpuNat.D38" chart:error-lower-range="cpuNat.D2:cpuNat.D3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85cm" svg:height="11.291cm" xlink:href=".." xlink:type="simple" chart:class="chart:line" chart:style-name="ch1">
        <chart:title svg:x="7.836cm" svg:y="0.361cm" chart:style-name="ch2">
          <text:p>Consumo de CPU</text:p>
        </chart:title>
        <chart:subtitle svg:x="8.458cm" svg:y="1.365cm" chart:style-name="ch3">
          <text:p>Comparación</text:p>
        </chart:subtitle>
        <chart:legend svg:x="15.618cm" svg:y="2.507cm" style:legend-expansion="custom" chartooo:width="3.316cm" chartooo:height="1.283cm" style:legend-expansion-aspect-ratio="2.58456742010912" chart:style-name="ch4"/>
        <chart:plot-area chart:style-name="ch5" table:cell-range-address="fig.N14:fig.N14 cpuK8s.C2:cpuK8s.C45 fig.A2:fig.A3 cpuK8s.A2:cpuK8s.A45 cpuNat.A2:cpuNat.A38" chart:data-source-has-labels="both" svg:x="1.398cm" svg:y="2.273cm" svg:width="17.6cm" svg:height="7.812cm">
          <chartooo:coordinate-region svg:x="2.019cm" svg:y="2.425cm" svg:width="16.979cm" svg:height="6.615cm"/>
          <chart:axis chart:dimension="x" chart:name="primary-x" chart:style-name="ch6" chartooo:axis-type="auto">
            <chartooo:date-scale/>
            <chart:title svg:x="8.633cm" svg:y="10.31cm" chart:style-name="ch7">
              <text:p>Tiempo en segundos</text:p>
            </chart:title>
            <chart:categories table:cell-range-address="cpuK8s.C2:cpuK8s.C45"/>
            <chart:grid chart:style-name="ch8" chart:class="major"/>
          </chart:axis>
          <chart:axis chart:dimension="y" chart:name="primary-y" chart:style-name="ch9">
            <chart:title svg:x="0.451cm" svg:y="7.956cm" chart:style-name="ch10">
              <text:p>Consumo de CPU en %</text:p>
            </chart:title>
            <chart:grid chart:style-name="ch8" chart:class="major"/>
          </chart:axis>
          <chart:series chart:style-name="ch11" chart:values-cell-range-address="cpuK8s.A2:cpuK8s.A45" chart:label-cell-address="fig.A2:fig.A2" chart:class="chart:line">
            <chart:error-indicator chart:style-name="ch12" chart:dimension="y"/>
            <chart:data-point chart:repeated="44"/>
          </chart:series>
          <chart:series chart:style-name="ch13" chart:values-cell-range-address="cpuNat.A2:cpuNat.A38" chart:label-cell-address="fig.A3:fig.A3" chart:class="chart:line">
            <chart:error-indicator chart:style-name="ch14" chart:dimension="y"/>
            <chart:data-point chart:repeated="3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kube</text:p>
                <draw:g>
                  <svg:desc>fig.A2:fig.A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Nativo</text:p>
                <draw:g>
                  <svg:desc>fig.A3:fig.A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puK8s.C2:cpuK8s.C45</svg:desc>
                </draw:g>
              </table:table-cell>
              <table:table-cell office:value-type="float" office:value="15.102">
                <text:p>15.102</text:p>
                <draw:g>
                  <svg:desc>cpuK8s.A2:cpuK8s.A45</svg:desc>
                </draw:g>
              </table:table-cell>
              <table:table-cell office:value-type="float" office:value="8.78303960448075">
                <text:p>8.78303960448075</text:p>
                <draw:g>
                  <svg:desc>cpuK8s.D2:cpuK8s.D45</svg:desc>
                </draw:g>
              </table:table-cell>
              <table:table-cell office:value-type="float" office:value="8.78303960448075">
                <text:p>8.78303960448075</text:p>
                <draw:g>
                  <svg:desc>cpuK8s.D2:cpuK8s.D45</svg:desc>
                </draw:g>
              </table:table-cell>
              <table:table-cell office:value-type="float" office:value="0.127450980392157">
                <text:p>0.127450980392157</text:p>
                <draw:g>
                  <svg:desc>cpuNat.A2:cpuNat.A38</svg:desc>
                </draw:g>
              </table:table-cell>
              <table:table-cell office:value-type="float" office:value="0.130796953853119">
                <text:p>0.130796953853119</text:p>
                <draw:g>
                  <svg:desc>cpuNat.D2:cpuNat.D38</svg:desc>
                </draw:g>
              </table:table-cell>
              <table:table-cell office:value-type="float" office:value="0.130796953853119">
                <text:p>0.130796953853119</text:p>
                <draw:g>
                  <svg:desc>cpuNat.D2:cpuNat.D3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.096">
                <text:p>13.096</text:p>
              </table:table-cell>
              <table:table-cell office:value-type="float" office:value="4.76176266454654">
                <text:p>4.76176266454654</text:p>
              </table:table-cell>
              <table:table-cell office:value-type="float" office:value="4.76176266454654">
                <text:p>4.76176266454654</text:p>
              </table:table-cell>
              <table:table-cell office:value-type="float" office:value="0.0686274509803922">
                <text:p>0.0686274509803922</text:p>
              </table:table-cell>
              <table:table-cell office:value-type="float" office:value="0.0868850942788415">
                <text:p>0.0868850942788415</text:p>
              </table:table-cell>
              <table:table-cell office:value-type="float" office:value="0.0868850942788415">
                <text:p>0.08688509427884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34">
                <text:p>9.34</text:p>
              </table:table-cell>
              <table:table-cell office:value-type="float" office:value="2.4383207670988">
                <text:p>2.4383207670988</text:p>
              </table:table-cell>
              <table:table-cell office:value-type="float" office:value="2.4383207670988">
                <text:p>2.4383207670988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0594088525786005">
                <text:p>0.0594088525786005</text:p>
              </table:table-cell>
              <table:table-cell office:value-type="float" office:value="0.0594088525786005">
                <text:p>0.059408852578600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1.18">
                <text:p>11.18</text:p>
              </table:table-cell>
              <table:table-cell office:value-type="float" office:value="2.51534068776184">
                <text:p>2.51534068776184</text:p>
              </table:table-cell>
              <table:table-cell office:value-type="float" office:value="2.51534068776184">
                <text:p>2.51534068776184</text:p>
              </table:table-cell>
              <table:table-cell office:value-type="float" office:value="0.0686274509803922">
                <text:p>0.0686274509803922</text:p>
              </table:table-cell>
              <table:table-cell office:value-type="float" office:value="0.0868850942788415">
                <text:p>0.0868850942788415</text:p>
              </table:table-cell>
              <table:table-cell office:value-type="float" office:value="0.0868850942788415">
                <text:p>0.08688509427884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38">
                <text:p>9.38</text:p>
              </table:table-cell>
              <table:table-cell office:value-type="float" office:value="2.28767772812412">
                <text:p>2.28767772812412</text:p>
              </table:table-cell>
              <table:table-cell office:value-type="float" office:value="2.28767772812412">
                <text:p>2.28767772812412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096253342187962">
                <text:p>0.096253342187962</text:p>
              </table:table-cell>
              <table:table-cell office:value-type="float" office:value="0.096253342187962">
                <text:p>0.09625334218796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.926">
                <text:p>9.926</text:p>
              </table:table-cell>
              <table:table-cell office:value-type="float" office:value="1.66705196226691">
                <text:p>1.66705196226691</text:p>
              </table:table-cell>
              <table:table-cell office:value-type="float" office:value="1.66705196226691">
                <text:p>1.66705196226691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112022406722241">
                <text:p>0.112022406722241</text:p>
              </table:table-cell>
              <table:table-cell office:value-type="float" office:value="0.112022406722241">
                <text:p>0.1120224067222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918">
                <text:p>9.918</text:p>
              </table:table-cell>
              <table:table-cell office:value-type="float" office:value="2.44852496205285">
                <text:p>2.44852496205285</text:p>
              </table:table-cell>
              <table:table-cell office:value-type="float" office:value="2.44852496205285">
                <text:p>2.44852496205285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0594088525786005">
                <text:p>0.0594088525786005</text:p>
              </table:table-cell>
              <table:table-cell office:value-type="float" office:value="0.0594088525786005">
                <text:p>0.059408852578600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1.84">
                <text:p>11.84</text:p>
              </table:table-cell>
              <table:table-cell office:value-type="float" office:value="2.97015769525691">
                <text:p>2.97015769525691</text:p>
              </table:table-cell>
              <table:table-cell office:value-type="float" office:value="2.97015769525691">
                <text:p>2.97015769525691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162697843363992">
                <text:p>0.162697843363992</text:p>
              </table:table-cell>
              <table:table-cell office:value-type="float" office:value="0.162697843363992">
                <text:p>0.1626978433639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286">
                <text:p>56.286</text:p>
              </table:table-cell>
              <table:table-cell office:value-type="float" office:value="1.13816043845913">
                <text:p>1.13816043845913</text:p>
              </table:table-cell>
              <table:table-cell office:value-type="float" office:value="1.13816043845913">
                <text:p>1.13816043845913</text:p>
              </table:table-cell>
              <table:table-cell office:value-type="float" office:value="25.0823529411765">
                <text:p>25.0823529411765</text:p>
              </table:table-cell>
              <table:table-cell office:value-type="float" office:value="0.131036591207548">
                <text:p>0.131036591207548</text:p>
              </table:table-cell>
              <table:table-cell office:value-type="float" office:value="0.131036591207548">
                <text:p>0.13103659120754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7.584">
                <text:p>57.584</text:p>
              </table:table-cell>
              <table:table-cell office:value-type="float" office:value="1.25853656510818">
                <text:p>1.25853656510818</text:p>
              </table:table-cell>
              <table:table-cell office:value-type="float" office:value="1.25853656510818">
                <text:p>1.25853656510818</text:p>
              </table:table-cell>
              <table:table-cell office:value-type="float" office:value="25.1313725490196">
                <text:p>25.1313725490196</text:p>
              </table:table-cell>
              <table:table-cell office:value-type="float" office:value="0.126289427933787">
                <text:p>0.126289427933787</text:p>
              </table:table-cell>
              <table:table-cell office:value-type="float" office:value="0.126289427933787">
                <text:p>0.1262894279337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7.808">
                <text:p>57.808</text:p>
              </table:table-cell>
              <table:table-cell office:value-type="float" office:value="2.32918133993163">
                <text:p>2.32918133993163</text:p>
              </table:table-cell>
              <table:table-cell office:value-type="float" office:value="2.32918133993163">
                <text:p>2.32918133993163</text:p>
              </table:table-cell>
              <table:table-cell office:value-type="float" office:value="25.0980392156863">
                <text:p>25.0980392156863</text:p>
              </table:table-cell>
              <table:table-cell office:value-type="float" office:value="0.143000068558876">
                <text:p>0.143000068558876</text:p>
              </table:table-cell>
              <table:table-cell office:value-type="float" office:value="0.143000068558876">
                <text:p>0.14300006855887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7.744">
                <text:p>57.744</text:p>
              </table:table-cell>
              <table:table-cell office:value-type="float" office:value="2.04852261348494">
                <text:p>2.04852261348494</text:p>
              </table:table-cell>
              <table:table-cell office:value-type="float" office:value="2.04852261348494">
                <text:p>2.04852261348494</text:p>
              </table:table-cell>
              <table:table-cell office:value-type="float" office:value="25.0764705882353">
                <text:p>25.0764705882353</text:p>
              </table:table-cell>
              <table:table-cell office:value-type="float" office:value="0.131372841673657">
                <text:p>0.131372841673657</text:p>
              </table:table-cell>
              <table:table-cell office:value-type="float" office:value="0.131372841673657">
                <text:p>0.1313728416736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.586">
                <text:p>56.586</text:p>
              </table:table-cell>
              <table:table-cell office:value-type="float" office:value="1.53253857693564">
                <text:p>1.53253857693564</text:p>
              </table:table-cell>
              <table:table-cell office:value-type="float" office:value="1.53253857693564">
                <text:p>1.53253857693564</text:p>
              </table:table-cell>
              <table:table-cell office:value-type="float" office:value="25.1372549019608">
                <text:p>25.1372549019608</text:p>
              </table:table-cell>
              <table:table-cell office:value-type="float" office:value="0.126079651139161">
                <text:p>0.126079651139161</text:p>
              </table:table-cell>
              <table:table-cell office:value-type="float" office:value="0.126079651139161">
                <text:p>0.12607965113916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56.722">
                <text:p>56.722</text:p>
              </table:table-cell>
              <table:table-cell office:value-type="float" office:value="1.34696522082883">
                <text:p>1.34696522082883</text:p>
              </table:table-cell>
              <table:table-cell office:value-type="float" office:value="1.34696522082883">
                <text:p>1.34696522082883</text:p>
              </table:table-cell>
              <table:table-cell office:value-type="float" office:value="25.1294117647059">
                <text:p>25.1294117647059</text:p>
              </table:table-cell>
              <table:table-cell office:value-type="float" office:value="0.106439709529413">
                <text:p>0.106439709529413</text:p>
              </table:table-cell>
              <table:table-cell office:value-type="float" office:value="0.106439709529413">
                <text:p>0.1064397095294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5.85">
                <text:p>55.85</text:p>
              </table:table-cell>
              <table:table-cell office:value-type="float" office:value="1.0572031836069">
                <text:p>1.0572031836069</text:p>
              </table:table-cell>
              <table:table-cell office:value-type="float" office:value="1.0572031836069">
                <text:p>1.0572031836069</text:p>
              </table:table-cell>
              <table:table-cell office:value-type="float" office:value="25.0607843137255">
                <text:p>25.0607843137255</text:p>
              </table:table-cell>
              <table:table-cell office:value-type="float" office:value="0.121687481431965">
                <text:p>0.121687481431965</text:p>
              </table:table-cell>
              <table:table-cell office:value-type="float" office:value="0.121687481431965">
                <text:p>0.12168748143196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56.408">
                <text:p>56.408</text:p>
              </table:table-cell>
              <table:table-cell office:value-type="float" office:value="0.993696459217415">
                <text:p>0.993696459217415</text:p>
              </table:table-cell>
              <table:table-cell office:value-type="float" office:value="0.993696459217415">
                <text:p>0.993696459217415</text:p>
              </table:table-cell>
              <table:table-cell office:value-type="float" office:value="25.0980392156863">
                <text:p>25.0980392156863</text:p>
              </table:table-cell>
              <table:table-cell office:value-type="float" office:value="0.132094737245066">
                <text:p>0.132094737245066</text:p>
              </table:table-cell>
              <table:table-cell office:value-type="float" office:value="0.132094737245066">
                <text:p>0.1320947372450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.156">
                <text:p>56.156</text:p>
              </table:table-cell>
              <table:table-cell office:value-type="float" office:value="1.23986338944652">
                <text:p>1.23986338944652</text:p>
              </table:table-cell>
              <table:table-cell office:value-type="float" office:value="1.23986338944652">
                <text:p>1.23986338944652</text:p>
              </table:table-cell>
              <table:table-cell office:value-type="float" office:value="25.1686274509804">
                <text:p>25.1686274509804</text:p>
              </table:table-cell>
              <table:table-cell office:value-type="float" office:value="0.118528560304439">
                <text:p>0.118528560304439</text:p>
              </table:table-cell>
              <table:table-cell office:value-type="float" office:value="0.118528560304439">
                <text:p>0.11852856030443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57.57">
                <text:p>57.57</text:p>
              </table:table-cell>
              <table:table-cell office:value-type="float" office:value="1.36849574798203">
                <text:p>1.36849574798203</text:p>
              </table:table-cell>
              <table:table-cell office:value-type="float" office:value="1.36849574798203">
                <text:p>1.36849574798203</text:p>
              </table:table-cell>
              <table:table-cell office:value-type="float" office:value="25.0823529411765">
                <text:p>25.0823529411765</text:p>
              </table:table-cell>
              <table:table-cell office:value-type="float" office:value="0.137005796356556">
                <text:p>0.137005796356556</text:p>
              </table:table-cell>
              <table:table-cell office:value-type="float" office:value="0.137005796356556">
                <text:p>0.137005796356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7.434">
                <text:p>57.434</text:p>
              </table:table-cell>
              <table:table-cell office:value-type="float" office:value="1.43603798767331">
                <text:p>1.43603798767331</text:p>
              </table:table-cell>
              <table:table-cell office:value-type="float" office:value="1.43603798767331">
                <text:p>1.43603798767331</text:p>
              </table:table-cell>
              <table:table-cell office:value-type="float" office:value="25.1725490196078">
                <text:p>25.1725490196078</text:p>
              </table:table-cell>
              <table:table-cell office:value-type="float" office:value="0.13117866875851">
                <text:p>0.13117866875851</text:p>
              </table:table-cell>
              <table:table-cell office:value-type="float" office:value="0.13117866875851">
                <text:p>0.1311786687585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56.728">
                <text:p>56.728</text:p>
              </table:table-cell>
              <table:table-cell office:value-type="float" office:value="1.06042155652883">
                <text:p>1.06042155652883</text:p>
              </table:table-cell>
              <table:table-cell office:value-type="float" office:value="1.06042155652883">
                <text:p>1.06042155652883</text:p>
              </table:table-cell>
              <table:table-cell office:value-type="float" office:value="25.121568627451">
                <text:p>25.121568627451</text:p>
              </table:table-cell>
              <table:table-cell office:value-type="float" office:value="0.122193995552235">
                <text:p>0.122193995552235</text:p>
              </table:table-cell>
              <table:table-cell office:value-type="float" office:value="0.122193995552235">
                <text:p>0.1221939955522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.054">
                <text:p>57.054</text:p>
              </table:table-cell>
              <table:table-cell office:value-type="float" office:value="1.32754222808427">
                <text:p>1.32754222808427</text:p>
              </table:table-cell>
              <table:table-cell office:value-type="float" office:value="1.32754222808427">
                <text:p>1.32754222808427</text:p>
              </table:table-cell>
              <table:table-cell office:value-type="float" office:value="25.1019607843137">
                <text:p>25.1019607843137</text:p>
              </table:table-cell>
              <table:table-cell office:value-type="float" office:value="0.109768026345758">
                <text:p>0.109768026345758</text:p>
              </table:table-cell>
              <table:table-cell office:value-type="float" office:value="0.109768026345758">
                <text:p>0.10976802634575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56.344">
                <text:p>56.344</text:p>
              </table:table-cell>
              <table:table-cell office:value-type="float" office:value="1.07770352971454">
                <text:p>1.07770352971454</text:p>
              </table:table-cell>
              <table:table-cell office:value-type="float" office:value="1.07770352971454">
                <text:p>1.07770352971454</text:p>
              </table:table-cell>
              <table:table-cell office:value-type="float" office:value="25.0843137254902">
                <text:p>25.0843137254902</text:p>
              </table:table-cell>
              <table:table-cell office:value-type="float" office:value="0.108338612239408">
                <text:p>0.108338612239408</text:p>
              </table:table-cell>
              <table:table-cell office:value-type="float" office:value="0.108338612239408">
                <text:p>0.1083386122394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6.742">
                <text:p>56.742</text:p>
              </table:table-cell>
              <table:table-cell office:value-type="float" office:value="1.93319788993074">
                <text:p>1.93319788993074</text:p>
              </table:table-cell>
              <table:table-cell office:value-type="float" office:value="1.93319788993074">
                <text:p>1.93319788993074</text:p>
              </table:table-cell>
              <table:table-cell office:value-type="float" office:value="25.1019607843137">
                <text:p>25.1019607843137</text:p>
              </table:table-cell>
              <table:table-cell office:value-type="float" office:value="0.10653177745557">
                <text:p>0.10653177745557</text:p>
              </table:table-cell>
              <table:table-cell office:value-type="float" office:value="0.10653177745557">
                <text:p>0.1065317774555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56.15">
                <text:p>56.15</text:p>
              </table:table-cell>
              <table:table-cell office:value-type="float" office:value="1.03992984457254">
                <text:p>1.03992984457254</text:p>
              </table:table-cell>
              <table:table-cell office:value-type="float" office:value="1.03992984457254">
                <text:p>1.03992984457254</text:p>
              </table:table-cell>
              <table:table-cell office:value-type="float" office:value="25.1235294117647">
                <text:p>25.1235294117647</text:p>
              </table:table-cell>
              <table:table-cell office:value-type="float" office:value="0.116870969575048">
                <text:p>0.116870969575048</text:p>
              </table:table-cell>
              <table:table-cell office:value-type="float" office:value="0.116870969575048">
                <text:p>0.1168709695750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.24">
                <text:p>57.24</text:p>
              </table:table-cell>
              <table:table-cell office:value-type="float" office:value="1.38324522299511">
                <text:p>1.38324522299511</text:p>
              </table:table-cell>
              <table:table-cell office:value-type="float" office:value="1.38324522299511">
                <text:p>1.38324522299511</text:p>
              </table:table-cell>
              <table:table-cell office:value-type="float" office:value="25.0901960784314">
                <text:p>25.0901960784314</text:p>
              </table:table-cell>
              <table:table-cell office:value-type="float" office:value="0.122578506256515">
                <text:p>0.122578506256515</text:p>
              </table:table-cell>
              <table:table-cell office:value-type="float" office:value="0.122578506256515">
                <text:p>0.12257850625651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56.932">
                <text:p>56.932</text:p>
              </table:table-cell>
              <table:table-cell office:value-type="float" office:value="1.31465212283769">
                <text:p>1.31465212283769</text:p>
              </table:table-cell>
              <table:table-cell office:value-type="float" office:value="1.31465212283769">
                <text:p>1.31465212283769</text:p>
              </table:table-cell>
              <table:table-cell office:value-type="float" office:value="25.143137254902">
                <text:p>25.143137254902</text:p>
              </table:table-cell>
              <table:table-cell office:value-type="float" office:value="0.109203892769802">
                <text:p>0.109203892769802</text:p>
              </table:table-cell>
              <table:table-cell office:value-type="float" office:value="0.109203892769802">
                <text:p>0.1092038927698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7.566">
                <text:p>57.566</text:p>
              </table:table-cell>
              <table:table-cell office:value-type="float" office:value="1.62937354933278">
                <text:p>1.62937354933278</text:p>
              </table:table-cell>
              <table:table-cell office:value-type="float" office:value="1.62937354933278">
                <text:p>1.62937354933278</text:p>
              </table:table-cell>
              <table:table-cell office:value-type="float" office:value="25.0392156862745">
                <text:p>25.0392156862745</text:p>
              </table:table-cell>
              <table:table-cell office:value-type="float" office:value="0.114489489199904">
                <text:p>0.114489489199904</text:p>
              </table:table-cell>
              <table:table-cell office:value-type="float" office:value="0.114489489199904">
                <text:p>0.11448948919990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56.278">
                <text:p>56.278</text:p>
              </table:table-cell>
              <table:table-cell office:value-type="float" office:value="1.03570394083504">
                <text:p>1.03570394083504</text:p>
              </table:table-cell>
              <table:table-cell office:value-type="float" office:value="1.03570394083504">
                <text:p>1.03570394083504</text:p>
              </table:table-cell>
              <table:table-cell office:value-type="float" office:value="22.7137254901961">
                <text:p>22.7137254901961</text:p>
              </table:table-cell>
              <table:table-cell office:value-type="float" office:value="1.94910286049359">
                <text:p>1.94910286049359</text:p>
              </table:table-cell>
              <table:table-cell office:value-type="float" office:value="1.94910286049359">
                <text:p>1.949102860493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8.184">
                <text:p>58.184</text:p>
              </table:table-cell>
              <table:table-cell office:value-type="float" office:value="1.70761679016131">
                <text:p>1.70761679016131</text:p>
              </table:table-cell>
              <table:table-cell office:value-type="float" office:value="1.70761679016131">
                <text:p>1.70761679016131</text:p>
              </table:table-cell>
              <table:table-cell office:value-type="float" office:value="6.70980392156863">
                <text:p>6.70980392156863</text:p>
              </table:table-cell>
              <table:table-cell office:value-type="float" office:value="3.59925346289979">
                <text:p>3.59925346289979</text:p>
              </table:table-cell>
              <table:table-cell office:value-type="float" office:value="3.59925346289979">
                <text:p>3.5992534628997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6.644">
                <text:p>56.644</text:p>
              </table:table-cell>
              <table:table-cell office:value-type="float" office:value="0.9360228498868">
                <text:p>0.9360228498868</text:p>
              </table:table-cell>
              <table:table-cell office:value-type="float" office:value="0.9360228498868">
                <text:p>0.9360228498868</text:p>
              </table:table-cell>
              <table:table-cell office:value-type="float" office:value="0.549019607843137">
                <text:p>0.549019607843137</text:p>
              </table:table-cell>
              <table:table-cell office:value-type="float" office:value="1.74803811597516">
                <text:p>1.74803811597516</text:p>
              </table:table-cell>
              <table:table-cell office:value-type="float" office:value="1.74803811597516">
                <text:p>1.74803811597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6.674">
                <text:p>56.674</text:p>
              </table:table-cell>
              <table:table-cell office:value-type="float" office:value="1.260013362417">
                <text:p>1.260013362417</text:p>
              </table:table-cell>
              <table:table-cell office:value-type="float" office:value="1.260013362417">
                <text:p>1.260013362417</text:p>
              </table:table-cell>
              <table:table-cell office:value-type="float" office:value="0.53921568627451">
                <text:p>0.53921568627451</text:p>
              </table:table-cell>
              <table:table-cell office:value-type="float" office:value="1.78384636197663">
                <text:p>1.78384636197663</text:p>
              </table:table-cell>
              <table:table-cell office:value-type="float" office:value="1.78384636197663">
                <text:p>1.7838463619766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6.488">
                <text:p>46.488</text:p>
              </table:table-cell>
              <table:table-cell office:value-type="float" office:value="6.26548400332475">
                <text:p>6.26548400332475</text:p>
              </table:table-cell>
              <table:table-cell office:value-type="float" office:value="6.26548400332475">
                <text:p>6.2654840033247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910074334391235">
                <text:p>0.910074334391235</text:p>
              </table:table-cell>
              <table:table-cell office:value-type="float" office:value="0.910074334391235">
                <text:p>0.9100743343912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174">
                <text:p>23.174</text:p>
              </table:table-cell>
              <table:table-cell office:value-type="float" office:value="10.2201921484393">
                <text:p>10.2201921484393</text:p>
              </table:table-cell>
              <table:table-cell office:value-type="float" office:value="10.2201921484393">
                <text:p>10.2201921484393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158268820706554">
                <text:p>0.158268820706554</text:p>
              </table:table-cell>
              <table:table-cell office:value-type="float" office:value="0.158268820706554">
                <text:p>0.15826882070655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4.658">
                <text:p>14.658</text:p>
              </table:table-cell>
              <table:table-cell office:value-type="float" office:value="7.5906366192642">
                <text:p>7.5906366192642</text:p>
              </table:table-cell>
              <table:table-cell office:value-type="float" office:value="7.5906366192642">
                <text:p>7.590636619264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70207485838004">
                <text:p>0.170207485838004</text:p>
              </table:table-cell>
              <table:table-cell office:value-type="float" office:value="0.170207485838004">
                <text:p>0.1702074858380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.718">
                <text:p>12.718</text:p>
              </table:table-cell>
              <table:table-cell office:value-type="float" office:value="7.09536849512645">
                <text:p>7.09536849512645</text:p>
              </table:table-cell>
              <table:table-cell office:value-type="float" office:value="7.09536849512645">
                <text:p>7.09536849512645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678810955808385">
                <text:p>0.0678810955808385</text:p>
              </table:table-cell>
              <table:table-cell office:value-type="float" office:value="0.0678810955808385">
                <text:p>0.067881095580838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1.084">
                <text:p>11.084</text:p>
              </table:table-cell>
              <table:table-cell office:value-type="float" office:value="5.52412482679755">
                <text:p>5.52412482679755</text:p>
              </table:table-cell>
              <table:table-cell office:value-type="float" office:value="5.52412482679755">
                <text:p>5.5241248267975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03643286742515">
                <text:p>0.203643286742515</text:p>
              </table:table-cell>
              <table:table-cell office:value-type="float" office:value="0.203643286742515">
                <text:p>0.2036432867425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.404">
                <text:p>10.404</text:p>
              </table:table-cell>
              <table:table-cell office:value-type="float" office:value="3.79303819853033">
                <text:p>3.79303819853033</text:p>
              </table:table-cell>
              <table:table-cell office:value-type="float" office:value="3.79303819853033">
                <text:p>3.79303819853033</text:p>
              </table:table-cell>
              <table:table-cell office:value-type="float" office:value="0.25">
                <text:p>0.25</text:p>
              </table:table-cell>
              <table:table-cell office:value-type="float" office:value="0.228952734944813">
                <text:p>0.228952734944813</text:p>
              </table:table-cell>
              <table:table-cell office:value-type="float" office:value="0.228952734944813">
                <text:p>0.22895273494481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9.678">
                <text:p>9.678</text:p>
              </table:table-cell>
              <table:table-cell office:value-type="float" office:value="3.8320518561955">
                <text:p>3.8320518561955</text:p>
              </table:table-cell>
              <table:table-cell office:value-type="float" office:value="3.8320518561955">
                <text:p>3.832051856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.596">
                <text:p>11.596</text:p>
              </table:table-cell>
              <table:table-cell office:value-type="float" office:value="3.92328163346837">
                <text:p>3.92328163346837</text:p>
              </table:table-cell>
              <table:table-cell office:value-type="float" office:value="3.92328163346837">
                <text:p>3.9232816334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22">
                <text:p>8.222</text:p>
              </table:table-cell>
              <table:table-cell office:value-type="float" office:value="1.70156860404914">
                <text:p>1.70156860404914</text:p>
              </table:table-cell>
              <table:table-cell office:value-type="float" office:value="1.70156860404914">
                <text:p>1.7015686040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.2846153846154">
                <text:p>10.2846153846154</text:p>
              </table:table-cell>
              <table:table-cell office:value-type="float" office:value="2.34553585807987">
                <text:p>2.34553585807987</text:p>
              </table:table-cell>
              <table:table-cell office:value-type="float" office:value="2.34553585807987">
                <text:p>2.3455358580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47605894191255">
                <text:p>1.47605894191255</text:p>
              </table:table-cell>
              <table:table-cell office:value-type="float" office:value="1.47605894191255">
                <text:p>1.4760589419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.44">
                <text:p>9.44</text:p>
              </table:table-cell>
              <table:table-cell office:value-type="float" office:value="1.46355731011806">
                <text:p>1.46355731011806</text:p>
              </table:table-cell>
              <table:table-cell office:value-type="float" office:value="1.46355731011806">
                <text:p>1.4635573101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7.15">
                <text:p>7.15</text:p>
              </table:table-cell>
              <table:table-cell office:value-type="float" office:value="1.31687762023153">
                <text:p>1.31687762023153</text:p>
              </table:table-cell>
              <table:table-cell office:value-type="float" office:value="1.31687762023153">
                <text:p>1.3168776202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